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6f270" officeooo:paragraph-rsid="0016f270"/>
    </style:style>
    <style:style style:name="P2" style:family="paragraph" style:parent-style-name="Standard">
      <style:text-properties style:text-underline-style="solid" style:text-underline-width="auto" style:text-underline-color="font-color" officeooo:rsid="0016f270" officeooo:paragraph-rsid="0016f270"/>
    </style:style>
    <style:style style:name="P3" style:family="paragraph" style:parent-style-name="Standard">
      <style:text-properties style:text-underline-style="solid" style:text-underline-width="auto" style:text-underline-color="font-color" officeooo:rsid="00180278" officeooo:paragraph-rsid="00180278"/>
    </style:style>
    <style:style style:name="P4" style:family="paragraph" style:parent-style-name="Standard">
      <style:text-properties style:text-underline-style="none" officeooo:rsid="0016f270" officeooo:paragraph-rsid="0016f270"/>
    </style:style>
    <style:style style:name="P5" style:family="paragraph" style:parent-style-name="Standard">
      <style:text-properties style:text-underline-style="none" officeooo:rsid="00180278" officeooo:paragraph-rsid="00180278"/>
    </style:style>
    <style:style style:name="P6" style:family="paragraph" style:parent-style-name="Standard">
      <style:text-properties officeooo:rsid="00180278" officeooo:paragraph-rsid="00180278"/>
    </style:style>
    <style:style style:name="P7" style:family="paragraph" style:parent-style-name="Standard">
      <style:text-properties fo:font-weight="bold" officeooo:rsid="00180278" officeooo:paragraph-rsid="00180278" style:font-weight-asian="bold" style:font-weight-complex="bold"/>
    </style:style>
    <style:style style:name="P8" style:family="paragraph" style:parent-style-name="Standard">
      <style:text-properties fo:font-weight="bold" officeooo:rsid="001b2314" officeooo:paragraph-rsid="001b2314" style:font-weight-asian="bold" style:font-weight-complex="bold"/>
    </style:style>
    <style:style style:name="P9" style:family="paragraph" style:parent-style-name="Standard">
      <style:text-properties fo:font-weight="bold" officeooo:rsid="001bb893" officeooo:paragraph-rsid="001bb893" style:font-weight-asian="bold" style:font-weight-complex="bold"/>
    </style:style>
    <style:style style:name="P10" style:family="paragraph" style:parent-style-name="Standard">
      <style:text-properties fo:font-weight="bold" officeooo:rsid="001cb900" officeooo:paragraph-rsid="001cb900" style:font-weight-asian="bold" style:font-weight-complex="bold"/>
    </style:style>
    <style:style style:name="P11" style:family="paragraph" style:parent-style-name="Standard">
      <style:text-properties fo:font-weight="normal" officeooo:rsid="00180278" officeooo:paragraph-rsid="0019d69e" style:font-weight-asian="normal" style:font-weight-complex="normal"/>
    </style:style>
    <style:style style:name="P12" style:family="paragraph" style:parent-style-name="Standard">
      <style:text-properties fo:font-weight="normal" officeooo:rsid="0019d69e" officeooo:paragraph-rsid="0019d69e" style:font-weight-asian="normal" style:font-weight-complex="normal"/>
    </style:style>
    <style:style style:name="P13" style:family="paragraph" style:parent-style-name="Standard">
      <style:text-properties fo:font-weight="normal" officeooo:rsid="001b2314" officeooo:paragraph-rsid="0019d69e" style:font-weight-asian="normal" style:font-weight-complex="normal"/>
    </style:style>
    <style:style style:name="P14" style:family="paragraph" style:parent-style-name="Standard">
      <style:text-properties fo:font-weight="normal" officeooo:rsid="001b2314" officeooo:paragraph-rsid="001b2314" style:font-weight-asian="normal" style:font-weight-complex="normal"/>
    </style:style>
    <style:style style:name="P15" style:family="paragraph" style:parent-style-name="Standard">
      <style:text-properties fo:font-weight="normal" officeooo:rsid="001bb893" officeooo:paragraph-rsid="001bb893" style:font-weight-asian="normal" style:font-weight-complex="normal"/>
    </style:style>
    <style:style style:name="P16" style:family="paragraph" style:parent-style-name="Standard">
      <style:text-properties fo:font-weight="normal" officeooo:rsid="001bb893" officeooo:paragraph-rsid="001cb900" style:font-weight-asian="normal" style:font-weight-complex="normal"/>
    </style:style>
    <style:style style:name="P17" style:family="paragraph" style:parent-style-name="Standard">
      <style:text-properties fo:font-weight="normal" officeooo:rsid="001cb900" officeooo:paragraph-rsid="001cb900" style:font-weight-asian="normal" style:font-weight-complex="normal"/>
    </style:style>
    <style:style style:name="P18" style:family="paragraph" style:parent-style-name="Standard">
      <style:text-properties fo:font-weight="normal" officeooo:rsid="001cc506" officeooo:paragraph-rsid="001cc506" style:font-weight-asian="normal" style:font-weight-complex="normal"/>
    </style:style>
    <style:style style:name="P19" style:family="paragraph" style:parent-style-name="Standard">
      <style:text-properties fo:font-weight="normal" officeooo:rsid="001d919d" officeooo:paragraph-rsid="001d919d" style:font-weight-asian="normal" style:font-weight-complex="normal"/>
    </style:style>
    <style:style style:name="P20" style:family="paragraph" style:parent-style-name="Standard">
      <style:text-properties fo:font-weight="normal" officeooo:rsid="001f2186" officeooo:paragraph-rsid="001f2186" style:font-weight-asian="normal" style:font-weight-complex="normal"/>
    </style:style>
    <style:style style:name="P21" style:family="paragraph" style:parent-style-name="Standard">
      <style:text-properties style:text-line-through-style="none" style:text-line-through-type="none" fo:font-weight="normal" officeooo:rsid="001cc506" officeooo:paragraph-rsid="001cc506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80278" style:font-style-asian="normal" style:font-style-complex="normal"/>
    </style:style>
    <style:style style:name="T3" style:family="text">
      <style:text-properties officeooo:rsid="00180278"/>
    </style:style>
    <style:style style:name="T4" style:family="text">
      <style:text-properties officeooo:rsid="0019d69e"/>
    </style:style>
    <style:style style:name="T5" style:family="text">
      <style:text-properties officeooo:rsid="001cb900"/>
    </style:style>
    <style:style style:name="T6" style:family="text">
      <style:text-properties officeooo:rsid="001d91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reate the Directory Structure</text:p>
      <text:p text:style-name="P15">busco_odb10_gene_tree_filtering</text:p>
      <text:p text:style-name="P15"><text:tab/>round1_raw</text:p>
      <text:p text:style-name="P15"><text:tab/><text:tab/>unaln</text:p>
      <text:p text:style-name="P15"><text:tab/><text:tab/>search</text:p>
      <text:p text:style-name="P15"><text:tab/><text:tab/>batch</text:p>
      <text:p text:style-name="P15"><text:tab/><text:tab/>aln</text:p>
      <text:p text:style-name="P15"><text:tab/><text:tab/>pep</text:p>
      <text:p text:style-name="P15"><text:tab/><text:tab/>fast_gene_trees</text:p>
      <text:p text:style-name="P15"/>
      <text:p text:style-name="P15">cd path/to/your/Cladochytriales_phylogeny/</text:p>
      <text:p text:style-name="P15">mkdir busco_odb10_gene_tree_filtering</text:p>
      <text:p text:style-name="P15">cd busco_odb10_gene_tree_filtering</text:p>
      <text:p text:style-name="P15">mkdir round1_raw</text:p>
      <text:p text:style-name="P15">cd round1_raw</text:p>
      <text:p text:style-name="P15">mkdir unaln</text:p>
      <text:p text:style-name="P15">mkdir search</text:p>
      <text:p text:style-name="P15">mkdir bach</text:p>
      <text:p text:style-name="P15">mkdir aln</text:p>
      <text:p text:style-name="P15">mkdir pep</text:p>
      <text:p text:style-name="P15">mkdir fast_gene_trees</text:p>
      <text:p text:style-name="P15"/>
      <text:p text:style-name="P6"/>
      <text:p text:style-name="P6">module load python3.7-anaconda</text:p>
      <text:p text:style-name="P1"><text:span text:style-name="T3">c</text:span>at <text:span text:style-name="T2">path</text:span><text:span text:style-name="T1">/to/busco_odb10/hmms/*.hmm</text:span> &gt; fungi_odb10_combined.hmm</text:p>
      <text:p text:style-name="P1">hmmpress fungi_odb10_combined.hmm</text:p>
      <text:p text:style-name="P1"/>
      <text:p text:style-name="P7">Overall cycle is: Search → Align → Gene tree → start over</text:p>
      <text:p text:style-name="P7"/>
      <text:p text:style-name="P20">Before you do anything:</text:p>
      <text:p text:style-name="P20"/>
      <text:p text:style-name="P20">export CHYTRID_PHYLO=/path/to/Chytrid_Phylogenomics</text:p>
      <text:p text:style-name="P1"/>
      <text:p text:style-name="P7">1) Search Proteomes for Markers</text:p>
      <text:p text:style-name="P1"/>
      <text:p text:style-name="P2">For one proteome <text:span text:style-name="T4">(For example)</text:span>:</text:p>
      <text:p text:style-name="P4">hmmsearch \</text:p>
      <text:p text:style-name="P4"><text:tab/>--cpu 1 \</text:p>
      <text:p text:style-name="P4"><text:tab/>-E 1e-5 \</text:p>
      <text:p text:style-name="P4"><text:tab/>--domtblout Walse1_GeneCatalog_proteins_20100910.aa.named.odb10.domtbl \</text:p>
      <text:p text:style-name="P4"><text:tab/>/nfs/turbo/lsa-amsesk/database/fungi_odb10/fungi_odb10_combined.hmm \</text:p>
      <text:p text:style-name="P4"><text:tab/>../pep/Walse1_GeneCatalog_proteins_20100910.aa.named.fasta &gt; Walse1_GeneCatalog_proteins_20100910.aa.named.fasta.hmmsearch.log</text:p>
      <text:p text:style-name="P4"/>
      <text:p text:style-name="P3">For multiple proteomes at once, use 1_hmmsearch.py:</text:p>
      <text:p text:style-name="P3"/>
      <text:p text:style-name="P5">cd &lt;”batch”_directory&gt;</text:p>
      <text:p text:style-name="P5"><text:soft-page-break/>python path/to/1_hmmsearch.py [path/to/pep] [path/to/fungi_odb10.combined.hmm]</text:p>
      <text:p text:style-name="P6">cd &lt;”search”_directory&gt;</text:p>
      <text:p text:style-name="P1"/>
      <text:p text:style-name="P7">2) <text:span text:style-name="T4">Parse domtbl Files</text:span></text:p>
      <text:p text:style-name="P7"/>
      <text:p text:style-name="P12"># Combine all the peptide files into one</text:p>
      <text:p text:style-name="P12">cat pep/* &gt; combined.pep.fasta</text:p>
      <text:p text:style-name="P12"/>
      <text:p text:style-name="P12"># Index combined.pep.fasta</text:p>
      <text:p text:style-name="P12">module load samtools</text:p>
      <text:p text:style-name="P12">samtools faidx combined.pep.fasta</text:p>
      <text:p text:style-name="P7"/>
      <text:p text:style-name="P11">~/Chytrid-Phylogenomics/bin/domtbl2unaln <text:span text:style-name="T4">\</text:span></text:p>
      <text:p text:style-name="P11"><text:tab/>--cutoffs fungi <text:span text:style-name="T4">\</text:span></text:p>
      <text:p text:style-name="P11"><text:tab/>--<text:span text:style-name="T4">domtbls path/to/search \</text:span></text:p>
      <text:p text:style-name="P11"><text:tab/>--<text:span text:style-name="T4">occupancy_cutoff 0.75 \</text:span></text:p>
      <text:p text:style-name="P11"><text:tab/>--<text:span text:style-name="T4">outdir path/to/search \</text:span></text:p>
      <text:p text:style-name="P11"><text:tab/>--<text:span text:style-name="T4">proteins path/to/pep.combined.fasta #from above</text:span></text:p>
      <text:p text:style-name="P13"/>
      <text:p text:style-name="P8">3) Align unaligned FASTA files</text:p>
      <text:p text:style-name="P8"/>
      <text:p text:style-name="P14"># Move all FASTA files in `unaln dir`</text:p>
      <text:p text:style-name="P14">mv search/*.fasta unaln/</text:p>
      <text:p text:style-name="P14"/>
      <text:p text:style-name="P15"># Go back to batch directory </text:p>
      <text:p text:style-name="P15">cd batch</text:p>
      <text:p text:style-name="P15"/>
      <text:p text:style-name="P14"># Generate hmmalign batch scripts</text:p>
      <text:p text:style-name="P14">python ~/Chytrid_Phylogenomics/scripts/slurm/2_hmmalign.py [path/to/unaln] [path/to/the/fungi_odb10/hmms]</text:p>
      <text:p text:style-name="P15"/>
      <text:p text:style-name="P15"># Go back to unaln</text:p>
      <text:p text:style-name="P15">cd ../unaln</text:p>
      <text:p text:style-name="P15"/>
      <text:p text:style-name="P18"># Load the SCGid environment</text:p>
      <text:p text:style-name="P18">scgidenv</text:p>
      <text:p text:style-name="P21">-- or --</text:p>
      <text:p text:style-name="P18">source ~/home/uniqname/SCGid/scgidenv/bin/activate</text:p>
      <text:p text:style-name="P18"/>
      <text:p text:style-name="P15"># Submit HmAl….sh scripts</text:p>
      <text:p text:style-name="P15">sbatch ../batch/HmAl_0.sh</text:p>
      <text:p text:style-name="P15">sbatch ../batch/HmAl_1.sh</text:p>
      <text:p text:style-name="P15">...etc</text:p>
      <text:p text:style-name="P15"/>
      <text:p text:style-name="P17"># Move final alignment files from `unaln` for `aln` and move out</text:p>
      <text:p text:style-name="P17">mv *rmgapped ../aln/.</text:p>
      <text:p text:style-name="P17">Cd ../</text:p>
      <text:p text:style-name="P17"><text:soft-page-break/></text:p>
      <text:p text:style-name="P19"># Leave SCGid environment</text:p>
      <text:p text:style-name="P19">deactivate</text:p>
      <text:p text:style-name="P17"/>
      <text:p text:style-name="P10">3) Make the gene trees in fasttree</text:p>
      <text:p text:style-name="P10"/>
      <text:p text:style-name="P17"/>
      <text:p text:style-name="P17">cd batch</text:p>
      <text:p text:style-name="P17"/>
      <text:p text:style-name="P17">python ~/Chytrid_Phylogenomics/scripts/slurm/3_genetrees.py <text:span text:style-name="T6">[</text:span>path/to/aln<text:span text:style-name="T6">]</text:span></text:p>
      <text:p text:style-name="P17"/>
      <text:p text:style-name="P17">cd ../fast_gene_trees/</text:p>
      <text:p text:style-name="P17"/>
      <text:p text:style-name="P16"/>
      <text:p text:style-name="P16"># Submit <text:span text:style-name="T5">FaTr</text:span>….sh scripts</text:p>
      <text:p text:style-name="P16">sbatch ../batch/<text:span text:style-name="T5">FaTr</text:span>_0.sh</text:p>
      <text:p text:style-name="P16">sbatch ../batch/<text:span text:style-name="T5">FaTr</text:span>_1.sh</text:p>
      <text:p text:style-name="P16">...etc</text:p>
      <text:p text:style-name="P17"/>
      <text:p text:style-name="P17"/>
      <text:p text:style-name="P15"/>
      <text:p text:style-name="P15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5T16:13:50.319352795</meta:creation-date>
    <dc:date>2021-04-05T18:20:20.646187841</dc:date>
    <meta:editing-duration>PT34M19S</meta:editing-duration>
    <meta:editing-cycles>1</meta:editing-cycles>
    <meta:generator>LibreOffice/7.0.5.2$Linux_X86_64 LibreOffice_project/00$Build-2</meta:generator>
    <meta:document-statistic meta:table-count="0" meta:image-count="0" meta:object-count="0" meta:page-count="3" meta:paragraph-count="80" meta:word-count="257" meta:character-count="2300" meta:non-whitespace-character-count="2106"/>
  </office:meta>
</office:document-meta>
</file>